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0T13:53:51.38">
            <text:p>2020/5/20 13:5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7)">
            <text:p>sn(27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text:p>20/05/05 14:11</text:p>
          </table:table-cell>
          <table:table-cell table:style-name="ce32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5-20T13:53:51.51">
            <text:p>20/05/20 13:5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8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0T13:53:50.5">
            <text:p>2020/5/20 13:53</text:p>
          </table:table-cell>
          <table:table-cell table:formula="of:=NOW()" office:value-type="date" office:date-value="2020-05-20T13:53:50.5">
            <text:p>2020/5/20 13:53</text:p>
          </table:table-cell>
          <table:table-cell table:formula="of:=NOW()" office:value-type="date" office:date-value="2020-05-20T13:53:50.5">
            <text:p>2020/5/20 13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0T13:53:51.65">
            <text:p>2020/5/20 13:53</text:p>
          </table:table-cell>
          <table:table-cell table:formula="of:=NOW()" office:value-type="date" office:date-value="2020-05-20T13:53:51.65">
            <text:p>2020/5/20 13:53</text:p>
          </table:table-cell>
          <table:table-cell table:formula="of:=NOW()" office:value-type="date" office:date-value="2020-05-20T13:53:51.65">
            <text:p>2020/5/20 13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1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/05/20</text:date>, <text:time>13:5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0T13:53:51.12</dc:date>
    <dc:creator>iwabuchi ken</dc:creator>
    <meta:editing-duration>P1DT6H1M6S</meta:editing-duration>
    <meta:editing-cycles>79</meta:editing-cycles>
    <meta:generator>OpenOffice/4.1.3$Win32 OpenOffice.org_project/413m1$Build-9783</meta:generator>
    <meta:document-statistic meta:table-count="5" meta:cell-count="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